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77ac" officeooo:paragraph-rsid="001777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de la démonstration</text:p>
      <text:p text:style-name="P1"/>
      <text:p text:style-name="P1">Écran titre</text:p>
      <text:p text:style-name="P1">Nouvelle partie</text:p>
      <text:p text:style-name="P1">Premier essai: Victoire sans mort avec prise bonus et mangeage fantôme</text:p>
      <text:p text:style-name="P1">→ Deuxième niveau: remarque: Vitesse fantômes ++</text:p>
      <text:p text:style-name="P1">Trois mort consécutives</text:p>
      <text:p text:style-name="P1">Deuxièmes essai: Pause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16:15:48.170000000</meta:creation-date>
    <dc:date>2021-06-09T19:02:57.321000000</dc:date>
    <meta:editing-duration>PT2H36M59S</meta:editing-duration>
    <meta:editing-cycles>1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7" meta:word-count="32" meta:character-count="213" meta:non-whitespace-character-count="188"/>
  </office:meta>
</office:document-meta>
</file>